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0.966cm"/>
    </style:style>
    <style:style style:name="co5" style:family="table-column">
      <style:table-column-properties fo:break-before="auto" style:column-width="6.491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fff5ce" fo:wrap-option="wrap"/>
    </style:style>
    <style:style style:name="ce1" style:family="table-cell" style:parent-style-name="Default" style:data-style-name="N100">
      <style:table-cell-properties fo:background-color="#fff5ce" fo:wrap-option="wrap"/>
    </style:style>
    <style:style style:name="ce4" style:family="table-cell" style:parent-style-name="Default">
      <style:table-cell-properties fo:background-color="#fff5ce" fo:wrap-option="wrap"/>
    </style:style>
    <style:style style:name="ce2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dde8cb" fo:wrap-option="wrap"/>
    </style:style>
    <style:style style:name="ce13" style:family="table-cell" style:parent-style-name="Default">
      <style:table-cell-properties fo:background-color="#dde8cb" fo:wrap-option="wrap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 style:data-style-name="N100">
      <style:table-cell-properties fo:background-color="#ffffd7" fo:wrap-option="wrap"/>
    </style:style>
    <style:style style:name="ce9" style:family="table-cell" style:parent-style-name="Default">
      <style:table-cell-properties fo:background-color="#ffffd7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13"/>
        <table:table-column table:style-name="co6" table:default-cell-style-name="ce9"/>
        <table:table-row table:style-name="ro1">
          <table:table-cell table:style-name="ce3" office:value-type="string" calcext:value-type="string">
            <text:p>code</text:p>
          </table:table-cell>
          <table:table-cell table:style-name="Default" office:value-type="string" calcext:value-type="string">
            <text:p>chart_template_id:id</text:p>
          </table:table-cell>
          <table:table-cell table:style-name="ce3" office:value-type="string" calcext:value-type="string">
            <text:p>id</text:p>
          </table:table-cell>
          <table:table-cell table:style-name="Default" office:value-type="string" calcext:value-type="string">
            <text:p>user_type_id:id</text:p>
          </table:table-cell>
          <table:table-cell office:value-type="string" calcext:value-type="string">
            <text:p>name</text:p>
          </table:table-cell>
          <table:table-cell table:style-name="ce12" office:value-type="string" calcext:value-type="string">
            <text:p>note</text:p>
          </table:table-cell>
          <table:table-cell table:style-name="ce7" office:value-type="string" calcext:value-type="string">
            <text:p>reconcile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LNA SREDSTVA I DUGOROČNI PLASMANI</text:p>
          </table:table-cell>
          <table:table-cell/>
          <table:table-cell table:style-name="ce7"/>
        </table:table-row>
        <table:table-row table:style-name="ro1">
          <table:table-cell table:style-name="ce1" office:value-type="string" calcext:value-type="string">
            <text:p>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apitalizirana ulaganja u razvoj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Koncesije, patenti, licence, zaštitni znakovi i druga pr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oodwil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na tuđim stalnim sredstv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nematerijal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materijalna sredstva u pripr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1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1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materijal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Zemljiš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Građevinski objek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Postrojenja i oprema (mašine)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lati, pogonski i kancelarijski namještaj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Transport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Nekretnine, postrojenja i oprema u pripr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6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Stambene zgrade i stan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2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nekretnine, postrojenja i oprem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Investicijske nekretn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o zemljiš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o zemljiš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vlastite građev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3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unajmljene građev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Ulaganja u nekretnine u pripr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3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investicijske nekretn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4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4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Šum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41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Višegodišnji zasa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42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novno stad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4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Biološka sredstva u pripr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47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Avansi za biološk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(specifična) stalna materijal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50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upotreb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55</text:p>
          </table:table-cell>
          <table:table-cell table:style-name="Default" office:value-type="string" calcext:value-type="string">
            <text:p>account.data_account_type_current_assets</text:p>
          </table:table-cell>
          <table:table-cell office:value-type="string" calcext:value-type="string">
            <text:p>Ostala stalna materijalna sredstva u pripr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vansi za ostala stalna materijal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finansijski plasma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povezanih prav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češća u kapitalu drugih prav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zeml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dati u inostranstv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raspoloživa za proda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koja se drže do roka dospijeć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dugoročni finansijski plasma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finansijskih plasma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dugoročna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ovezanih prav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prodaje na kredit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ugovorima o finansijskom najmu (lizingu)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ugoročnih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 i dugoročna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troškovi (za period duži od 12 mjeseci)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09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0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LIHE I SREDSTVA NAMIJENJENA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, materijal, rezervni dijelovi i sitan inventar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irovine i materij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ni dijel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utogume i ambalaž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at i sitan inventar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irovina, materijala, dijelova i inventar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poluproizvodi i nedovršene uslug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u toku, nedovršen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i dijelovi vlastite proizvodn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nja kod kooperana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ustavljena proizvod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doradi i obra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e uslug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nedovršene proizvodn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sklad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maloprodajnim objekt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komisionu i konsignaci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zvan upotre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u obradi i dora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roizv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a nabavk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kretnine nabavljene radi dalje proda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prodaji na velik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maloprodajnim objekt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tranzitu, komisionu i konsignaci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na pu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 u obradi i dora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a razlika u cije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alkulisani PDV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robe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lna sredstva i sredstva obustavljenog poslovanja namijenjena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a sredstva namijenjena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emljište namijenjeno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rađevinski objekti namijenjeni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trojenja i oprema namijenjeni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nvesticijske nekretnine namijenjene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iološka sredstva namijenjena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stalna sredstva namijenjena proda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redstva obustavljenog poslovanja namijenjena prodaji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nsi za zalihe i usluge ostal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1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15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atih avans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, KRATKOROČNA POTRAŽIVANJA I KRATKOROČNI PLASMA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a i gotovinski ekvivalen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domaća valu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ansakcijski računi, strana valu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zdvojena novča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domaća valu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reditivi, strana valu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domaća valu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Blagajne, strana valu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nski ekvivalen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novča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ročena novča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proda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2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1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21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1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2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2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21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20</text:p>
          </table:table-cell>
          <table:table-cell table:style-name="Default" office:value-type="string" calcext:value-type="string">
            <text:p>account.data_account_type_receivable</text:p>
          </table:table-cell>
          <table:table-cell office:value-type="string" calcext:value-type="string">
            <text:p>Kupc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2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od kupa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izvozn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uvoza za tuđi račun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po osnovu konsignacione i komisione proda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iz zajedničk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potraživanja iz specifičn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kratkoročna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povezanih prav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kamatu i dividendu od drugih subjeka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zaposlen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od državnih organa i instituci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i porez na dobit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više plaćene ostale poreze i doprinos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drugih kratkoročnih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finansijski plasma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zeml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dati u inostranstv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vrijednosnih papir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Finansijska sredstva namijenjena trgovan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finansijska sredstva označena po fer vrijednos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kratkoročni finansijski plasman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Ispravka vrijednosti kratkoročnih finansijskih plasma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PDV, odbitni ulazni porez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u primljenim faktura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laćen pri uvozu dobar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sadržan u datim avans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ušalni iznosi PDV-a isplaćeni poljoprivredn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uplaćen po posebnoj š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azni porez na koji još nije stečeno pravo odbit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a potraživanja iz osnova PDV-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razliku ulaznog poreza i obaveza za PDV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ktivna vremenska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plaćeni ras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traživanja za nefakturisani prihod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troškovi po osnovu obavez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od držanja ulaganja u vrijednosne papir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a porez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kratkoročna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2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2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nad visine kapit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novni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ionički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djeli članova društva sa ograničenom odgovornošć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družni udjel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loz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žavni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osnovni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e neuplaćene dionic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pisani neuplaćeni udjel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i upisani neuplaćeni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Emisiona premi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onske rezerv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tatutarne i druge rezerv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 nerealizovani dobici i gubic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valorizacione rezerve iz osnova revalorizacije staln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3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like nastale prevođenjem finansijskih izvještaja u valutu prezentacije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3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dobici iz osnova finansijskih sredstava raspoloživih za prodaju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3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ealizovani gubici iz osnova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revalorizacione rezerve i nerealizovani dobici i gubic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ranijih god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a dobit izvještajne god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ranijih god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raspoređeni višak prihoda izvještajne god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do visine kapit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ranijih god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ubitak izvještajne god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ranijih god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pokriveni višak rashoda izvještajne god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3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3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kupljene vlastite dionice i udjel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, REZERVISANJA I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a rezervisanja i odložene porezn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u garantnom rok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obnavljanja prirodnih bogat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zadržane kaucije i depozi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troškove restrukturir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za naknade i beneficije zaposlen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započetim sudskim sporov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ezervisanja po štetnim ugovor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naplaćeni i drugi odložen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0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0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dugoročna rezervisanja i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koje se mogu konvertovati u kapit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rema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dugoročnim vrijednosnim papir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zeml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i krediti uzeti u inostranstv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zeml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inansijskom lizingu u inostranstv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ugoročne obaveze po fer vrijednosti kroz račun dobiti i gubit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1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dugoročn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finansijsk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emitovanim kratkoročnim vrijednosnim papir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zemlj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krediti uzeti u inostranstv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kredi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i dio dugoročnih obaveza po finansijskom lizing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ratkoročne obaveze po fer vrijednosti kroz račun dobiti i gubit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kratkoročne finansijsk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nsi, depoziti i kauc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1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- povezana pravna lica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4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2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43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20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zemlji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4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3</text:p>
          </table:table-cell>
          <table:table-cell table:style-name="Default" office:value-type="string" calcext:value-type="string">
            <text:p>account.data_account_type_payable</text:p>
          </table:table-cell>
          <table:table-cell office:value-type="string" calcext:value-type="string">
            <text:p>Dobavljači u inostranstvu</text:p>
          </table:table-cell>
          <table:table-cell/>
          <table:table-cell table:style-name="ce8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4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specifičn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uvoznik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izvoza za tuđi račun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omisione i konsignacione proda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iz zajedničk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iz specifičnih posl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plaća, naknada i ostalih primanja zaposlenih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plaće i naknade plać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plaće i naknade plać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plaća i naknada plać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eto naknade plaća koje se refundiraju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4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plaća koje se refundira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plaća koje se refundiraju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45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neto primanja, naknade troškova i materijalna prava zaposlenih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ostala primanja zaposlenih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5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5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ostalih primanja zaposlenih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o osnovu kamata i troškova finansir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ividend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češće u dobi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naknade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4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članovima odbora, komisija i sl.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4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članovima odbora, komisija i sl.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prema fizičkim licima za naknade po ugovor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i posebne dažbine na naknade fizičk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oprinose u vezi naknada fizičk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drugim obveznicima PDV-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primljenim avans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vlastite potrošnje u neposlovne svrh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po osnovu isporuka neobveznicima PDV-a (krajnja potrošnja)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DV obračunat na usluge stra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uplatu PDV-a po posebnoj šem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e obaveze iz osnova PDV-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7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razliku između obaveza za PDV i ulaznog porez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poreze, doprinose i druge dažb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akci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 na dobit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4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oreze, carine i druge dažbine iz nabavke ili na teret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e doprinose, članarine i sl. koje terete troškov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DV koji se plaća pri uvoz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e obaveze za poreze, doprinose i druge dažbin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asivna vremenska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naprijed obračunati rashodi peri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i prihodi narednog peri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zavisni troškovi nabavk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rihodi za primljene donacije i sl.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zgraničeni prihodi po osnovu plasma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e porezne obavez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4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4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pasivna vremenska razgraniče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0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0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0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01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0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na vrijednost prodatih nekretnina pribavljenih radi proda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terijaln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abavka sirovina, materijala, rezervnih dijelova i inventar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e sirovine i materij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a energija i goriv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trošeni rezervni dijel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tpis sitnog inventara, ambalaže i autogu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1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1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dstupanje od cije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 i ostalih primanja zaposlenih i drugih fizičk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ć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plać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lužbenih putovanja zaposlenih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primanja, naknada i materijalnih prava zaposlenih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članovima odbora, komisija i sl.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2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aknada ostalim fizičk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izrade i dorade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transport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usluga održa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zakup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sajm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klame i sponzor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is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azvoja koji se ne kapitalizu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3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i troškovi rezervis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do visine porezno priznatih rash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privremeno porezno nepriznati rashod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Amortizacija - trajno porezno nepriznati rashod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iz osnova datih garantnih ro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obnavljanje prirodnih bogat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zadržane kaucije i depozi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restrukturiran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naknade i druge beneficije zaposlen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zervisanja za sudske sporove i štetne ugovor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4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ostalih dugoročnih rezervis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neproizvod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reprezentac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remija osigur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latnog prome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ovi poštanskih i telekomunikacio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poreza, naknada, taksi i dr. dažbina na teret pravnog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Troškovi članskih doprinosa i sl. obavez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5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nematerijaln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Finansijski rashodi iz odnosa s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kama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2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Negativne kursne razlik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valutne klauzul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6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finansijski ras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Ostali rashodi i gubic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stalnih sred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investicijskih nekretn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i rashodovanja biološk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učešća u kapitalu i vrijednosnih papir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Gubici od prodaje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Manjkovi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7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7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zaštite od rizika koji ne ispunjavaju uslove da budu iskazani u okviru revalorizacionih rezer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po osnovu ispravke vrijednosti i otpisa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7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ovanja i gubici na zalihama materijala i robe i ostali ras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/gubici iz osnova umanjenja vrijednosti sred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nematerijalnih sred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materijalnih staln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2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investicijskih nekretnina za koje se obračunava amortizacij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3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bioloških sredstava za koja se obračunava amortizacij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4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zalih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kratkoročnih finansijskih plasman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8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8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Umanjenje vrijednosti ostal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Efekti promjena računovodstvenih politika i ispravki grešaka iz ranijih godina, promjena vrijednosti zaliha učinaka i prenos rash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90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promjene računovodstvenih polit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91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Rashodi iz osnova ispravki grešaka iz ranijih god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95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ovećanje vrijednosti zaliha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9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96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Smanjenje vrijednosti zaliha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5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599</text:p>
          </table:table-cell>
          <table:table-cell table:style-name="Default" office:value-type="string" calcext:value-type="string">
            <text:p>account.data_account_type_expenses</text:p>
          </table:table-cell>
          <table:table-cell office:value-type="string" calcext:value-type="string">
            <text:p>Prenos rash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0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0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0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01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domaćem trž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0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robe na stranom trž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1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povezanim pravnim lici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1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domaćem trž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1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odaje učinaka na stranom trž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 i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2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2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aktiviranja ili potrošnje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omjena vrijednosti specifičnih staln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investicijskih nekretnina koja se ne amortizuju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biološk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većanje vrijednosti ostalih specifičnih sredstava koja se ne amortizu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investicijskih nekretnina koje se ne amortizu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bioloških sredstava koja se ne amortizuju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4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Smanjenje vrijednosti ostalih specifičnih sredstava koja se ne amortizu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oslovn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premija, subvencija, poticaja i sl.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zakup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donaci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članar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tantijema i licencnih pr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namjenskih izvora finansir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5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po drugim osnovam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Finansijski prihodi od povezanih pravnih lic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kama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2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ozitivne kursne razlik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efekata valutne klauzul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češća u dobiti zajedničkih ulag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6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finansijsk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stali prihodi i dobic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nematerijalnih i materijalnih stalnih sred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investicijskih nekretn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biološk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učešća u kapitalu i vrijednosnih papir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Dobici od prodaje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Vi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Naplaćena otpisana potraži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po osnovu ugovorene zaštite od riz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7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7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Otpis obaveza, ukinuta rezervisanja i ostal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/dobici iz osnova usklađivanja vrijednosti sred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nematerijalnih sredsta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materijalnih staln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2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investicijskih nekretnina za koje se obračunava amortizacij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3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bioloških sredstava za koja se obračunava amortizacij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4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dugoročnih finansijskih plasmana i finansijskih sredstava raspoloživih za prodaj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5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zalih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6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ratkoročnih finansijskih plasma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8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7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kapitala (negativni goodwill)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8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sredstava namijenjenih prodaji i obustavljenog poslov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8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od usklađivanja vrijednosti ostalih sredsta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Efekti promjena računovodstvenih politika i ispravki grešaka iz ranijih godina i prenos prih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90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promjene računovodstvenih politi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91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ihodi iz osnova ispravki grešaka iz ranijih godin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6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699</text:p>
          </table:table-cell>
          <table:table-cell table:style-name="Default" office:value-type="string" calcext:value-type="string">
            <text:p>account.data_account_type_revenue</text:p>
          </table:table-cell>
          <table:table-cell office:value-type="string" calcext:value-type="string">
            <text:p>Prenos prih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I ZAKLJUČAK KONTA STANJA I USPJEH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varanje glavne knjige finansijskog računovo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uspjeh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Ukupni ras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rezultata peri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čun dobiti i gubit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 ili gubitak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rezni rashodi peri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loženi porezni rashodi i prihodi period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7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ate međudividende i drugi vidovi raspodjele dobiti u toku peri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dobiti ili gubit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7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7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konta st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EVIDENCI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akti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rob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materij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i poluproizvodi 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uđa osnov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aktivna konta vanbilansne evidenc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rijednosni papiri van prome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mljeni avali i garanc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ati avali, garancije i druga jam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akti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anbilansna pasi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u rob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i materij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e poluproizvode i proizvod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tuđa osnovn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ostala sred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vrijednosne papire van prome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primljene avale i garanc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aveze za date avale, garancije i druga jamst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89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8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stala vanbilansna pasi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BRAČUN TROŠKOVA I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odnosa sa finansijskim računovodstvom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0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0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zalih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0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0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nabavke materijala i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0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0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0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0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uzimanje prih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 i rob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1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1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terijal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1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1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ob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1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1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oizvodi i roba u prodavnici proizvođač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nabavke, tehničke uprave i pomoćnih djelatnos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vis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24 do 927 mogu se obuhvatiti na jednom kontu Opći troškovi, pa bi u tom slučaju konta grupe 92 bila sljedeća: 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92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2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2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glavnih proizvodnih mjesta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34 do 937 mogu se obuhvatiti na jednom kontu Opći troškovi, pa bi u tom slučaju konta grupe 93 bila sljedeća: 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93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3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3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mjesta troškova uprave, prodaje i sličnih aktivnost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zarada i naknada zara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izvod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amortizacije i rezervisanj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materijaln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3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</text:p>
          </table:table-cell>
          <table:table-cell office:value-type="string" calcext:value-type="string">
            <text:p>Alternativa: Troškovi obuhvaćeni kontima 944 do 947 mogu se obuhvatiti na jednom kontu Opći troškovi, pa bi u tom slučaju konta grupe 94 bila sljedeća: 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94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materijala za izrad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(režijskog)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goriva podignutog iz skladišt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ostalog goriva i energij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pći troškov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4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Alocirani troškovi zajedničkih mjesta troškova</text:p>
          </table:table-cell>
          <table:table-cell/>
          <table:table-cell table:style-name="ce8"/>
        </table:table-row>
        <table:table-row table:style-name="ro2">
          <table:table-cell table:style-name="ce1" office:value-type="string" calcext:value-type="string">
            <text:p>94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4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: NAPOMENA: Konta grupe 92, 93 i 94 vode se po mjestima troškova.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osioci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edovršeni učinc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roizvoda iz proizvodnje u skladiš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poluproizvoda iz proizvodnje u skladišt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enos troškova realizovanih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utrošenih poluproizv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luproizvodi u skladištu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5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5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nosilaca troškov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Gotovi proizv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6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6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dstupanja u troškovima gotovih proizv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a grup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Rashodi 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rodatih proizvoda i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Nabavna vrijednost prodat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Troškovi period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, manjkovi i viškovi zaliha učina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5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5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6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6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proizvoda i uslug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7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7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rihodi po osnovu prodaje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8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8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Slobodni konto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8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8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rugi prihodi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Konta dobitka, gubitka i zaključk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0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0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Poslovni dobitak i gubitak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1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1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Dobitak i gubitak po osnovu prodaje materijala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2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2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Manjkovi materijala i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3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3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Otpis materijala i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4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4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Viškovi materijala i robe</text:p>
          </table:table-cell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Default" office:value-type="string" calcext:value-type="string">
            <text:p>l10n_bs_fbih_chart_template</text:p>
          </table:table-cell>
          <table:table-cell table:style-name="ce1" office:value-type="string" calcext:value-type="string">
            <text:p>kto_bs_fbih_999</text:p>
          </table:table-cell>
          <table:table-cell table:style-name="Default" office:value-type="string" calcext:value-type="string">
            <text:p>l10n_bs.account_type_other</text:p>
          </table:table-cell>
          <table:table-cell office:value-type="string" calcext:value-type="string">
            <text:p>Zaključak obračuna troškova i učinaka</text:p>
          </table:table-cell>
          <table:table-cell/>
          <table:table-cell table:style-name="ce8"/>
        </table:table-row>
        <table:table-row table:style-name="ro1" table:number-rows-repeated="10479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account.account.template'.A1:'account.account.template'.F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7:32:18.75926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7:32:34.873094519</dc:date>
    <meta:editing-duration>PT2H43M20S</meta:editing-duration>
    <meta:editing-cycles>20</meta:editing-cycles>
    <meta:generator>LibreOffice/6.4.7.2$Linux_X86_64 LibreOffice_project/40$Build-2</meta:generator>
    <meta:document-statistic meta:table-count="1" meta:cell-count="2919" meta:object-count="0"/>
  </office:meta>
</office:document-meta>
</file>